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iberation Sans" svg:font-family="'Liberation Sans'"/>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Standard">
      <style:text-properties fo:font-size="12pt"/>
    </style:style>
    <style:style style:name="P2" style:family="paragraph" style:parent-style-name="Standard">
      <style:text-properties fo:font-size="12pt" fo:font-weight="bold"/>
    </style:style>
    <style:style style:name="P3" style:family="paragraph" style:parent-style-name="Standard">
      <style:text-properties style:font-name="Arial" fo:font-size="12pt" style:text-underline-style="solid" style:text-underline-width="auto" style:text-underline-color="font-color" fo:font-weight="bold" fo:background-color="transparent" style:font-name-complex="Arial"/>
    </style:style>
    <style:style style:name="P4" style:family="paragraph" style:parent-style-name="Standard">
      <style:text-properties style:font-name="Arial" fo:font-size="12pt" style:font-name-complex="Arial"/>
    </style:style>
    <style:style style:name="P5" style:family="paragraph" style:parent-style-name="Standard" style:list-style-name="WWNum6">
      <style:text-properties style:font-name="Arial" fo:font-size="12pt" style:font-name-complex="Arial"/>
    </style:style>
    <style:style style:name="P6" style:family="paragraph" style:parent-style-name="Standard" style:master-page-name="MasterPage2">
      <style:paragraph-properties style:page-number="auto"/>
      <style:text-properties fo:font-size="60pt"/>
    </style:style>
    <style:style style:name="P7" style:family="paragraph" style:parent-style-name="Standard">
      <style:paragraph-properties fo:margin-left="1.27cm" fo:margin-right="0cm" fo:text-indent="0cm" style:auto-text-indent="false"/>
      <style:text-properties fo:color="#1d1c1d" style:font-name="Arial" fo:font-size="12pt" fo:background-color="#f8f8f8" style:font-name-complex="Arial"/>
    </style:style>
    <style:style style:name="P8" style:family="paragraph" style:parent-style-name="Standard">
      <style:paragraph-properties fo:margin-top="0.423cm" fo:margin-bottom="0.423cm" loext:contextual-spacing="false" fo:line-height="100%"/>
      <style:text-properties fo:font-size="12pt" style:text-underline-style="solid" style:text-underline-width="auto" style:text-underline-color="font-color" fo:font-weight="bold"/>
    </style:style>
    <style:style style:name="P9" style:family="paragraph" style:parent-style-name="Standard">
      <style:paragraph-properties fo:margin-top="0.423cm" fo:margin-bottom="0.423cm" loext:contextual-spacing="false" fo:line-height="100%"/>
      <style:text-properties fo:font-size="12pt" fo:font-weight="bold"/>
    </style:style>
    <style:style style:name="P10" style:family="paragraph" style:parent-style-name="Standard">
      <style:paragraph-properties fo:margin-top="0.423cm" fo:margin-bottom="0.423cm" loext:contextual-spacing="false" fo:line-height="100%"/>
      <style:text-properties fo:font-size="12pt"/>
    </style:style>
    <style:style style:name="P11" style:family="paragraph" style:parent-style-name="Standard" style:list-style-name="WWNum10">
      <style:paragraph-properties fo:margin-left="1.27cm" fo:margin-right="0cm" fo:margin-top="0.423cm" fo:margin-bottom="0cm" loext:contextual-spacing="false" fo:line-height="100%" fo:text-indent="-0.63cm" style:auto-text-indent="false"/>
      <style:text-properties fo:font-size="12pt"/>
    </style:style>
    <style:style style:name="P12" style:family="paragraph" style:parent-style-name="Standard" style:list-style-name="WWNum8">
      <style:paragraph-properties fo:margin-left="1.27cm" fo:margin-right="0cm" fo:margin-top="0.423cm" fo:margin-bottom="0cm" loext:contextual-spacing="false" fo:line-height="100%" fo:text-indent="-0.63cm" style:auto-text-indent="false"/>
      <style:text-properties fo:font-size="12pt"/>
    </style:style>
    <style:style style:name="P13" style:family="paragraph" style:parent-style-name="Standard" style:list-style-name="WWNum9">
      <style:paragraph-properties fo:margin-left="1.27cm" fo:margin-right="0cm" fo:margin-top="0.423cm" fo:margin-bottom="0cm" loext:contextual-spacing="false" fo:line-height="100%" fo:text-indent="-0.63cm" style:auto-text-indent="false"/>
      <style:text-properties fo:font-size="12pt"/>
    </style:style>
    <style:style style:name="P14" style:family="paragraph" style:parent-style-name="Standard" style:list-style-name="WWNum9">
      <style:paragraph-properties fo:margin-left="1.27cm" fo:margin-right="0cm" fo:margin-top="0cm" fo:margin-bottom="0cm" loext:contextual-spacing="false" fo:line-height="100%" fo:text-indent="-0.63cm" style:auto-text-indent="false"/>
    </style:style>
    <style:style style:name="P15" style:family="paragraph" style:parent-style-name="Standard" style:list-style-name="WWNum10">
      <style:paragraph-properties fo:margin-left="1.27cm" fo:margin-right="0cm" fo:margin-top="0cm" fo:margin-bottom="0cm" loext:contextual-spacing="false" fo:line-height="100%" fo:text-indent="-0.63cm" style:auto-text-indent="false"/>
      <style:text-properties fo:font-size="12pt"/>
    </style:style>
    <style:style style:name="P16" style:family="paragraph" style:parent-style-name="Standard" style:list-style-name="WWNum8">
      <style:paragraph-properties fo:margin-left="1.27cm" fo:margin-right="0cm" fo:margin-top="0cm" fo:margin-bottom="0cm" loext:contextual-spacing="false" fo:line-height="100%" fo:text-indent="-0.63cm" style:auto-text-indent="false"/>
      <style:text-properties fo:font-size="12pt"/>
    </style:style>
    <style:style style:name="P17" style:family="paragraph" style:parent-style-name="Standard" style:list-style-name="WWNum9">
      <style:paragraph-properties fo:margin-left="1.27cm" fo:margin-right="0cm" fo:margin-top="0cm" fo:margin-bottom="0cm" loext:contextual-spacing="false" fo:line-height="100%" fo:text-indent="-0.63cm" style:auto-text-indent="false"/>
      <style:text-properties fo:font-size="12pt"/>
    </style:style>
    <style:style style:name="P18" style:family="paragraph" style:parent-style-name="Standard" style:list-style-name="WWNum10">
      <style:paragraph-properties fo:margin-left="1.27cm" fo:margin-right="0cm" fo:margin-top="0cm" fo:margin-bottom="0.423cm" loext:contextual-spacing="false" fo:line-height="100%" fo:text-indent="-0.63cm" style:auto-text-indent="false"/>
      <style:text-properties fo:font-size="12pt"/>
    </style:style>
    <style:style style:name="P19" style:family="paragraph" style:parent-style-name="Standard" style:list-style-name="WWNum8">
      <style:paragraph-properties fo:margin-left="1.27cm" fo:margin-right="0cm" fo:margin-top="0cm" fo:margin-bottom="0.423cm" loext:contextual-spacing="false" fo:line-height="100%" fo:text-indent="-0.63cm" style:auto-text-indent="false"/>
      <style:text-properties fo:font-size="12pt"/>
    </style:style>
    <style:style style:name="T19" style:family="text">
      <style:text-properties fo:font-size="12pt"/>
    </style:style>
    <style:style style:name="T20" style:family="text">
      <style:text-properties fo:font-size="12pt" fo:font-weight="bold"/>
    </style:style>
    <style:style style:name="T21" style:family="text">
      <style:text-properties fo:font-size="12pt" fo:background-color="#ffffff" loext:char-shading-value="0"/>
    </style:style>
    <style:style style:name="T22" style:family="text">
      <style:text-properties fo:font-size="12pt" style:text-underline-style="solid" style:text-underline-width="auto" style:text-underline-color="font-color" fo:font-weight="bold"/>
    </style:style>
    <style:style style:name="T23" style:family="text">
      <style:text-properties style:font-name="Arial" fo:font-size="12pt" style:font-name-complex="Arial"/>
    </style:style>
    <style:style style:name="T24" style:family="text">
      <style:text-properties style:font-name="Arial" fo:font-size="12pt" officeooo:rsid="001244be" style:font-name-complex="Arial"/>
    </style:style>
    <style:style style:name="T25" style:family="text">
      <style:text-properties style:font-name="Arial" fo:font-size="12pt" fo:font-weight="bold" style:font-name-complex="Arial"/>
    </style:style>
    <style:style style:name="T26" style:family="text">
      <style:text-properties style:font-name="Arial" fo:font-size="12pt" fo:font-weight="bold" officeooo:rsid="001244be" style:font-name-complex="Arial"/>
    </style:style>
    <style:style style:name="T27" style:family="text">
      <style:text-properties fo:background-color="#ffffff" loext:char-shading-value="0"/>
    </style:style>
    <style:style style:name="T28" style:family="text">
      <style:text-properties fo:color="#1155cc" style:font-name="Arial" fo:font-size="12pt" style:text-underline-style="solid" style:text-underline-width="auto" style:text-underline-color="font-color" style:font-name-complex="Arial"/>
    </style:style>
    <style:style style:name="T29" style:family="text">
      <style:text-properties officeooo:rsid="001244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SS.</text:p>
      <text:p text:style-name="P2">LESS is a journal on degrowth, radical sufficiency and decolonisation in Scotland. </text:p>
      <text:p text:style-name="P1"/>
      <text:p text:style-name="Standard"><text:span text:style-name="T19">LESS questions and challenges dominant narratives about what economic progress means in Scotland, and sketches out alternative visions. The focus is on collective and democratic solutions to sustaining livelihoods that meet people’s needs while rising to the threats of climate change, ecocide and mass extinction, inequality, racism and the far right, and the interconnected oppressive and extractivist logic and mechanisms that feed all of those. </text:span></text:p>
      <text:p text:style-name="P1"/>
      <text:p text:style-name="P1">We invite a combination of thoroughly researched material, opinion pieces, poetry and art work. Contributions are invited from those with lived knowledge in these areas, researchers, poets, creative writers and artists. </text:p>
      <text:p text:style-name="P1"/>
      <text:p text:style-name="Standard"><text:span text:style-name="T20">Editorial team:</text:span><text:span text:style-name="T19"> Mike Small, Dr Mairi McFadyen, Dr Svenja Meyerricks and Luke Devlin</text:span></text:p>
      <text:p text:style-name="P1">less@enough.scot</text:p>
      <text:p text:style-name="P1">enough.scot/less</text:p>
      <text:p text:style-name="P1"/>
      <text:p text:style-name="P1">---------------------------------------------------------------------------------------------------</text:p>
      <text:p text:style-name="P3">Guidelines for Contributors</text:p>
      <text:p text:style-name="P4">Each issue of LESS will contain a mixture of responses to our Open Call and direct commissions of articles, short stories, poems and illustrations. </text:p>
      <text:p text:style-name="P4"/>
      <text:p text:style-name="Standard"><text:span text:style-name="T23">These should be submitted to </text:span><text:span text:style-name="T26">less</text:span><text:span text:style-name="T25">@enough.scot</text:span><text:span text:style-name="T23">, using </text:span><text:a xlink:type="simple" xlink:href="https://wetransfer.com/" text:style-name="Internet_20_link" text:visited-style-name="Visited_20_Internet_20_Link"><text:span text:style-name="Internet_20_link"><text:span text:style-name="T28">WeTransfer</text:span></text:span></text:a><text:span text:style-name="T23"> for large files. Please also include a </text:span><text:span text:style-name="T25">short biography</text:span><text:span text:style-name="T23"> (approx. 50 words), including any website/s, social media or contact details you’d like to be published in both the printed and online </text:span><text:soft-page-break/><text:span text:style-name="T23">version of LESS.</text:span></text:p>
      <text:p text:style-name="P4"/>
      <text:p text:style-name="Standard"><text:span text:style-name="T25">Written submissions:</text:span><text:span text:style-name="T23"> In each issue of LESS, we will publish seven or eight articles and short stories, and one or two poems. These are made up of a combination of responses to our Open Call and commissioned pieces of writing. We pay contributors £240 for these.</text:span></text:p>
      <text:p text:style-name="P4">Format for articles and short stories: </text:p>
      <text:list xml:id="list2455799331" text:style-name="WWNum6">
        <text:list-item>
          <text:p text:style-name="P5">2000-3000 words long (occasionally we accept longer pieces - please check with us beforehand);</text:p>
        </text:list-item>
        <text:list-item>
          <text:p text:style-name="P5">any sources should be properly referenced using footnotes;</text:p>
        </text:list-item>
        <text:list-item>
          <text:p text:style-name="P5">avoid academic jargon and instead be engaging, telling stories for an interested audience who does not necessarily have any background knowledge about degrowth or decolonisation; </text:p>
        </text:list-item>
        <text:list-item>
          <text:p text:style-name="P5">12pt Arial font, 1.5 spacing. Please send files in .doc or .odt format.</text:p>
        </text:list-item>
      </text:list>
      <text:p text:style-name="P4">Poems should be up to a page long (max. 2 pages).</text:p>
      <text:p text:style-name="Standard"><text:span text:style-name="T25">Illustrations:</text:span><text:span text:style-name="T23"> The LESS cover and each written piece will be illustrated, and for each illustration we pay £180 (£240 for the cover illustration). </text:span></text:p>
      <text:p text:style-name="P4">Format for illustrations: 259x350mm. It should have no bleed and be an RGB JPG, quality 10-12.</text:p>
      <text:p text:style-name="P7"/>
      <text:p text:style-name="P1"/>
      <text:p text:style-name="P1">---------------------------------------------------------------------------------------------------</text:p>
      <text:p text:style-name="P8">Themes and ideas:</text:p>
      <text:p text:style-name="P9">Emancipatory Politics, Participation, Institutions</text:p>
      <text:list xml:id="list4066910184" text:style-name="WWNum10">
        <text:list-item>
          <text:p text:style-name="P11">Grounding Degrowth in Scottish culture</text:p>
        </text:list-item>
        <text:list-item>
          <text:p text:style-name="P15">Capitalism and economic growth</text:p>
        </text:list-item>
        <text:list-item>
          <text:p text:style-name="P15">Degrowth and independence</text:p>
        </text:list-item>
        <text:list-item>
          <text:p text:style-name="P15">Societal organization and coordination beyond growth</text:p>
        </text:list-item>
        <text:list-item>
          <text:p text:style-name="P15">Democracy beyond growth</text:p>
        </text:list-item>
        <text:list-item>
          <text:p text:style-name="P15"><text:soft-page-break/>Degrowth and bioregionalism</text:p>
        </text:list-item>
        <text:list-item>
          <text:p text:style-name="P15">Distribution and basic income</text:p>
        </text:list-item>
        <text:list-item>
          <text:p text:style-name="P15">Degrowth and social justice</text:p>
        </text:list-item>
        <text:list-item>
          <text:p text:style-name="P15">Social movements, self-organisation</text:p>
        </text:list-item>
        <text:list-item>
          <text:p text:style-name="P18">Strategies for communicating degrowth</text:p>
        </text:list-item>
      </text:list>
      <text:p text:style-name="P9">Commons, Society-Nature relations</text:p>
      <text:list xml:id="list4109742389" text:style-name="WWNum8">
        <text:list-item>
          <text:p text:style-name="P12">Decolonisation and degrowth</text:p>
        </text:list-item>
        <text:list-item>
          <text:p text:style-name="P16">(Eco)feminism and degrowth</text:p>
        </text:list-item>
        <text:list-item>
          <text:p text:style-name="P16">Rethinking Scottish Land Reform around a degrowth agenda</text:p>
        </text:list-item>
        <text:list-item>
          <text:p text:style-name="P16">Productivity and (re)productivity beyond growth</text:p>
        </text:list-item>
        <text:list-item>
          <text:p text:style-name="P16">Environmental justice</text:p>
        </text:list-item>
        <text:list-item>
          <text:p text:style-name="P16">Thrift</text:p>
        </text:list-item>
        <text:list-item>
          <text:p text:style-name="P16">Urban agriculture</text:p>
        </text:list-item>
        <text:list-item>
          <text:p text:style-name="P16">Reimagining Scottish cities in a degrowth economy</text:p>
        </text:list-item>
        <text:list-item>
          <text:p text:style-name="P16">(De)commodification of nature</text:p>
        </text:list-item>
        <text:list-item>
          <text:p text:style-name="P16">Work, labour, and socially meaningful activities beyond growth</text:p>
        </text:list-item>
        <text:list-item>
          <text:p text:style-name="P16">Commons, solidarity, and the gift economy</text:p>
        </text:list-item>
        <text:list-item>
          <text:p text:style-name="P19">Gender and degrowth</text:p>
        </text:list-item>
      </text:list>
      <text:p text:style-name="P9">Open knowledge. Conviviality. Buen vivir</text:p>
      <text:list xml:id="list1179755241" text:style-name="WWNum9">
        <text:list-item>
          <text:p text:style-name="P13">Buen vivir, indigenous self-determination and post-development</text:p>
        </text:list-item>
        <text:list-item>
          <text:p text:style-name="P17">Cultural drivers of growth</text:p>
        </text:list-item>
        <text:list-item>
          <text:p text:style-name="P17">(De)urbanization and (de)alienation</text:p>
        </text:list-item>
        <text:list-item>
          <text:p text:style-name="P17">Convivial and experimental learning</text:p>
        </text:list-item>
        <text:list-item>
          <text:p text:style-name="P17">Convivial, free, appropriate and open source technology</text:p>
        </text:list-item>
        <text:list-item>
          <text:p text:style-name="P14"><text:span text:style-name="T19">Building a</text:span><text:span text:style-name="T20"> </text:span><text:span text:style-name="T19">Digital commons</text:span></text:p>
        </text:list-item>
        <text:list-item>
          <text:p text:style-name="P17">Spirituality, reconnection and economy</text:p>
        </text:list-item>
        <text:list-item>
          <text:p text:style-name="P17">Knowledge generation, research &amp; development, technology</text:p>
        </text:list-item>
        <text:list-item>
          <text:p text:style-name="P17">Alternative welfare models: well-being, happiness, needs, and the good life</text:p>
        </text:list-item>
        <text:list-item>
          <text:p text:style-name="P17">Cultural, anthropological, and ethical perspectives on degrowth</text:p>
        </text:list-item>
      </text:list>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iberation Sans" svg:font-family="'Liberation Sans'"/>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font-name="Arial" fo:font-size="11pt" fo:language="none" fo:country="none" style:font-name-asian="Times New Roman"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none" fo:country="none" style:font-name-asian="Times New Roman"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paragraph-properties fo:line-height="115%"/>
    </style:style>
    <style:style style:name="DStyle_5f_paragraph" style:display-name="DStyle_paragraph" style:family="paragraph">
      <style:paragraph-properties fo:margin-top="0cm" fo:margin-bottom="0.353cm" loext:contextual-spacing="false" fo:line-height="115%" fo:text-align="start" style:justify-single-word="false"/>
      <style:text-properties style:font-name="Arial" fo:font-family="Arial" fo:font-size="11pt" style:font-name-complex="Arial" style:font-family-complex="Arial"/>
    </style:style>
    <style:style style:name="table_20_of_20_figures" style:display-name="table of figures" style:family="paragraph" style:parent-style-name="Normal">
      <style:paragraph-properties fo:margin-top="0cm" fo:margin-bottom="0cm" loext:contextual-spacing="false"/>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agraph-properties fo:margin-top="0cm" fo:margin-bottom="0cm" loext: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style style:name="Normal" style:family="paragraph">
      <style:paragraph-properties fo:margin-top="0cm" fo:margin-bottom="0.353cm" loext:contextual-spacing="false" fo:line-height="115%" fo:text-align="start"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Heading_20_1" style:display-name="Heading 1" style:family="paragraph" style:parent-style-name="Normal" style:class="text">
      <style:paragraph-properties fo:margin-top="0.706cm" fo:margin-bottom="0.212cm" loext:contextual-spacing="false" fo:line-height="100%"/>
      <style:text-properties fo:font-size="20pt"/>
    </style:style>
    <style:style style:name="Heading_20_2" style:display-name="Heading 2" style:family="paragraph" style:parent-style-name="Normal" style:class="text">
      <style:paragraph-properties fo:margin-top="0.635cm" fo:margin-bottom="0.212cm" loext:contextual-spacing="false" fo:line-height="100%"/>
      <style:text-properties fo:font-size="16pt" fo:font-weight="normal"/>
    </style:style>
    <style:style style:name="Heading_20_3" style:display-name="Heading 3" style:family="paragraph" style:parent-style-name="Normal" style:class="text">
      <style:paragraph-properties fo:margin-top="0.564cm" fo:margin-bottom="0.141cm" loext:contextual-spacing="false" fo:line-height="100%"/>
      <style:text-properties fo:color="#434343" fo:font-size="14pt" fo:font-weight="normal"/>
    </style:style>
    <style:style style:name="Heading_20_4" style:display-name="Heading 4" style:family="paragraph" style:parent-style-name="Normal" style:class="text">
      <style:paragraph-properties fo:margin-top="0.494cm" fo:margin-bottom="0.141cm" loext:contextual-spacing="false" fo:line-height="100%"/>
      <style:text-properties fo:color="#666666" fo:font-size="12pt"/>
    </style:style>
    <style:style style:name="Heading_20_5" style:display-name="Heading 5" style:family="paragraph" style:parent-style-name="Normal" style:class="text">
      <style:paragraph-properties fo:margin-top="0.423cm" fo:margin-bottom="0.141cm" loext:contextual-spacing="false" fo:line-height="100%"/>
      <style:text-properties fo:color="#666666" fo:font-size="11pt"/>
    </style:style>
    <style:style style:name="Heading_20_6" style:display-name="Heading 6" style:family="paragraph" style:parent-style-name="Normal" style:class="text">
      <style:paragraph-properties fo:margin-top="0.423cm" fo:margin-bottom="0.141cm" loext:contextual-spacing="false" fo:line-height="100%"/>
      <style:text-properties fo:color="#666666" fo:font-size="11pt" fo:font-style="italic"/>
    </style:style>
    <style:style style:name="Title" style:family="paragraph" style:parent-style-name="Normal" style:class="chapter">
      <style:paragraph-properties fo:margin-top="0cm" fo:margin-bottom="0.106cm" loext:contextual-spacing="false" fo:line-height="100%"/>
      <style:text-properties fo:font-size="26pt"/>
    </style:style>
    <style:style style:name="Subtitle" style:family="paragraph" style:parent-style-name="Normal" style:class="chapter">
      <style:paragraph-properties fo:margin-top="0cm" fo:margin-bottom="0.564cm" loext:contextual-spacing="false" fo:line-height="100%"/>
      <style:text-properties fo:color="#666666" style:font-name="Arial" fo:font-family="Arial" fo:font-size="15pt" fo:font-style="normal" style:font-name-complex="Arial" style:font-family-complex="Arial"/>
    </style:style>
    <style:style style:name="DStyle_5f_text" style:display-name="DStyle_text" style:family="text">
      <style:text-properties style:font-name="Arial" fo:font-family="Arial" fo:font-size="11pt"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2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2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2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2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2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2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meta:editing-cycles>
    <meta:editing-duration>PT32S</meta:editing-duration>
    <dc:date>2021-10-11T16:32:16.165904399</dc:date>
    <meta:document-statistic meta:table-count="0" meta:image-count="0" meta:object-count="0" meta:page-count="3" meta:paragraph-count="57" meta:word-count="553" meta:character-count="3877" meta:non-whitespace-character-count="3410"/>
  </office:meta>
</office:document-meta>
</file>